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宋体" svg:font-family="宋体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1d7422" officeooo:paragraph-rsid="001d7422"/>
    </style:style>
    <style:style style:name="P2" style:family="paragraph" style:parent-style-name="Standard">
      <style:paragraph-properties fo:text-align="center" style:justify-single-word="false"/>
      <style:text-properties officeooo:rsid="001d7422" officeooo:paragraph-rsid="001d7422"/>
    </style:style>
    <style:style style:name="P3" style:family="paragraph" style:parent-style-name="Standard">
      <style:paragraph-properties fo:text-align="end" style:justify-single-word="false"/>
      <style:text-properties officeooo:rsid="001d7422" officeooo:paragraph-rsid="001d7422"/>
    </style:style>
    <style:style style:name="P4" style:family="paragraph" style:parent-style-name="Standard">
      <style:text-properties officeooo:paragraph-rsid="001d7422"/>
    </style:style>
    <style:style style:name="P5" style:family="paragraph" style:parent-style-name="Standard">
      <style:text-properties officeooo:rsid="001e004b" officeooo:paragraph-rsid="001e004b"/>
    </style:style>
    <style:style style:name="P6" style:family="paragraph" style:parent-style-name="Standard">
      <style:text-properties fo:font-weight="bold" officeooo:rsid="001e004b" officeooo:paragraph-rsid="001e004b" style:font-weight-asian="bold" style:font-weight-complex="bold"/>
    </style:style>
    <style:style style:name="P7" style:family="paragraph" style:parent-style-name="Standard">
      <style:text-properties fo:font-weight="bold" officeooo:paragraph-rsid="001e37c4" style:font-weight-asian="bold" style:font-weight-complex="bold"/>
    </style:style>
    <style:style style:name="P8" style:family="paragraph" style:parent-style-name="Standard">
      <style:text-properties fo:font-weight="normal" officeooo:rsid="001e004b" officeooo:paragraph-rsid="001e004b" style:font-weight-asian="normal" style:font-weight-complex="normal"/>
    </style:style>
    <style:style style:name="P9" style:family="paragraph" style:parent-style-name="Standard">
      <style:paragraph-properties fo:text-align="start" style:justify-single-word="false" fo:orphans="2" fo:widows="2"/>
      <style:text-properties style:font-name="宋体" fo:font-size="12pt" fo:font-weight="normal" officeooo:rsid="001e004b" officeooo:paragraph-rsid="001e004b" style:letter-kerning="true" style:font-name-asian="宋体1" style:font-size-asian="12pt" style:font-weight-asian="normal" style:font-name-complex="宋体1" style:font-size-complex="12pt" style:font-weight-complex="normal"/>
    </style:style>
    <style:style style:name="P10" style:family="paragraph" style:parent-style-name="Standard">
      <style:paragraph-properties fo:text-align="start" style:justify-single-word="false" fo:orphans="2" fo:widows="2"/>
      <style:text-properties style:font-name="宋体" fo:font-size="12pt" fo:font-weight="bold" officeooo:rsid="001e004b" officeooo:paragraph-rsid="001e004b" style:letter-kerning="true" style:font-name-asian="宋体1" style:font-size-asian="12pt" style:font-weight-asian="bold" style:font-name-complex="宋体1" style:font-size-complex="12pt" style:font-weight-complex="bold"/>
    </style:style>
    <style:style style:name="P11" style:family="paragraph" style:parent-style-name="Standard">
      <style:text-properties officeooo:rsid="001d7422" officeooo:paragraph-rsid="001f2b6e"/>
    </style:style>
    <style:style style:name="T1" style:family="text">
      <style:text-properties officeooo:rsid="001d742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7422" style:font-weight-asian="bold" style:font-weight-complex="bold"/>
    </style:style>
    <style:style style:name="T4" style:family="text">
      <style:text-properties fo:font-weight="bold" officeooo:rsid="001e004b" style:font-weight-asian="bold" style:font-weight-complex="bold"/>
    </style:style>
    <style:style style:name="T5" style:family="text">
      <style:text-properties fo:font-weight="bold" officeooo:rsid="001f2b6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e37c4" style:font-weight-asian="normal" style:font-weight-complex="normal"/>
    </style:style>
    <style:style style:name="T8" style:family="text">
      <style:text-properties officeooo:rsid="001e37c4"/>
    </style:style>
    <style:style style:name="T9" style:family="text">
      <style:text-properties officeooo:rsid="001ed2ce"/>
    </style:style>
    <style:style style:name="T10" style:family="text">
      <style:text-properties officeooo:rsid="001f2b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het 安装过程改进版总结</text:p>
      <text:p text:style-name="P3">by keyming</text:p>
      <text:p text:style-name="P1">基本过程照着Prophet配置文档/Prophet安装过程 进行安装</text:p>
      <text:p text:style-name="P1"/>
      <text:p text:style-name="P1">其中需要更改的环境为：</text:p>
      <text:p text:style-name="P1">1. gcc-4.2的安装</text:p>
      <text:p text:style-name="P4"><text:span text:style-name="T1"><text:tab/>由于gcc-4.2的版本过老， 导致gcc-4.2的原有安装方法在原先的《Prophet安装过程》的过程里不好使。 解决办法， 可以下载gcc-4.2.4.deb包直接安装。在google 搜索”</text:span><text:span text:style-name="T3">gcc42-compat-4.2.4_i386.deb</text:span><text:span text:style-name="T1">” </text:span><text:a xlink:type="simple" xlink:href="https://docs.google.com/file/d/0B7S255p3kFXNYjIzMmRlMWQtMDUyOS00MDZmLWFmZWYtYzVlMjk4OTI5NGVk/edit?pli=1">https://docs.google.com/file/d/0B7S255p3kFXNYjIzMmRlMWQtMDUyOS00MDZmLWFmZWYtYzVlMjk4OTI5NGVk/edit?pli=1</text:a></text:p>
      <text:p text:style-name="P4">或者在 <text:span text:style-name="T2">我的备份/</text:span><text:span text:style-name="T3">gcc4.2.4</text:span><text:span text:style-name="T1"> <text:s/>目录下</text:span></text:p>
      <text:p text:style-name="P4"/>
      <text:p text:style-name="P4">g<text:span text:style-name="T1">++ 情况类似。 另外注意， 装完了也需要重新链接。</text:span></text:p>
      <text:p text:style-name="P4"/>
      <text:p text:style-name="P4"><text:span text:style-name="T1">2. 安装包的选择。 在服务器上下载Prophet安装.tar.gz 安装包 （本机上已有两个安装包， 在</text:span><text:span text:style-name="T3">qmwx/重要备份/各种Prophet安装包</text:span><text:span text:style-name="T1"> <text:s/>里的Prophet.tar.gz 和Prophet安装.tar.gz 可能都能用， 也可能就Prophet.tar.gz能用）</text:span></text:p>
      <text:p text:style-name="P4"/>
      <text:p text:style-name="P4"/>
      <text:p text:style-name="P1">3. 安装的过程中出现的问题。</text:p>
      <text:p text:style-name="P11">3.1 如果在make 过程中， make 很快就结束了， <text:s/>出现了<text:span text:style-name="T4">./bfd/config.cache ./binutils/config.cache ./etc/config.cache ./gas/config.cache ./intl/config.cache ./ld/config.cache ./libiberty/config.cache ./opcodes/config.cache等各种cache和原来的值</text:span><text:span text:style-name="T5">(包括i586和x66-gnu等)</text:span><text:span text:style-name="T4">不一致， 此时其中一种解决办法是将这些不一致的config.cache都删掉（貌似另外一种解决办法是将这些不一致的config.cache里的名字根据提示， 改成一致， 这种方法我没有试过） 即用命令</text:span><text:span text:style-name="T5">： rm .</text:span><text:span text:style-name="T4">/bfd/config.cache ./binutils/config.cache ./etc/config.cache ./gas/config.cache ./intl/config.cache ./ld/config.cache ./libiberty/config.cache ./opcodes/config.cache</text:span></text:p>
      <text:p text:style-name="P6"/>
      <text:p text:style-name="P5"><text:span text:style-name="T2">3.2 <text:s/></text:span><text:span text:style-name="T6">如果出现在binutils-2.18.50的某个子目录里make 失败的情况， 进入该目录， make clean ， 返回上层make clean <text:s/>. 再重新make</text:span></text:p>
      <text:p text:style-name="P8"/>
      <text:p text:style-name="P8">3.3 如果在gprof目录出现错误， 这个错误我也不知道怎么处理。 遇到过很多次。</text:p>
      <text:p text:style-name="P7"><text:span text:style-name="T8">3.3.1 如果在make的过程中其他地方出错， prophetconsole.o 报链接错误， 在g++的最末尾加上-lXaw </text:span>-lXt -lX11.</text:p>
      <text:p text:style-name="P7"><text:tab/>即需要在<text:span text:style-name="T9">Makefile中设置</text:span>LIBS = -lXaw -lXt -lX11</text:p>
      <text:p text:style-name="P8">3.4 如果一路都没有出现错误， 进入测试阶段后， 如果， 如果在运行下面三步之后：</text:p>
      <text:p text:style-name="P9">  --演示 <text:line-break/>（0）cd Prophet <text:line-break/>  (1)./setup_suif <text:line-break/>  <text:span text:style-name="T2">(2) backc2mips work/testcase/health/health.c </text:span></text:p>
      <text:p text:style-name="P10">如果程序提示找不到<text:span text:style-name="T10">libstdc++.so.6 则用aptitude search libstdc++ 找到那个安装包， 安装即可解决这部分问题。 </text:span></text:p>
      <text:p text:style-name="P9">程序在./makerom-gongxiangzhan 的部分出错， （仔细分析会发现原因是因为libbfd-2.18.50.20080803.so 和libopcodes-2.18.50.20080803.so无法找到。 搜索该文件， 发<text:soft-page-break/>现该文件存在， 比方说在~/Prophet/prophet_ssl/toolchain/i686-pc-linux-gnu/mipsel-ecoff/lib$ 下 有该两个该文件） 将这两个文件移到/usr/lib/下 即可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宋体" svg:font-family="宋体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mwx </meta:initial-creator>
    <meta:creation-date>2013-12-19T11:35:48.608267359</meta:creation-date>
    <meta:generator>LibreOffice/4.2.7.2$Linux_X86_64 LibreOffice_project/420m0$Build-2</meta:generator>
    <dc:date>2014-12-07T21:17:14.641882840</dc:date>
    <meta:editing-duration>PT8M33S</meta:editing-duration>
    <meta:editing-cycles>3</meta:editing-cycles>
    <meta:document-statistic meta:table-count="0" meta:image-count="0" meta:object-count="0" meta:page-count="2" meta:paragraph-count="19" meta:word-count="628" meta:character-count="1706" meta:non-whitespace-character-count="1590"/>
  </office:meta>
</office:document-meta>
</file>